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138in"/>
    </style:style>
    <style:style style:name="co2" style:family="table-column">
      <style:table-column-properties fo:break-before="auto" style:column-width="0.7839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0.6075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LOOPDEF</text:p>
          </table:table-cell>
          <table:table-cell office:value-type="string">
            <text:p><text:s/>PDB1</text:p>
          </table:table-cell>
          <table:table-cell office:value-type="string">
            <text:p>CMPX?</text:p>
          </table:table-cell>
          <table:table-cell office:value-type="string">
            <text:p>CLASS1</text:p>
          </table:table-cell>
          <table:table-cell office:value-type="string">
            <text:p>METHOD1</text:p>
          </table:table-cell>
          <table:table-cell office:value-type="string">
            <text:p>RESOL1</text:p>
          </table:table-cell>
          <table:table-cell table:style-name="Default" office:value-type="string">
            <text:p>RFAC1</text:p>
          </table:table-cell>
          <table:table-cell office:value-type="string">
            <text:p>LOWBF1</text:p>
          </table:table-cell>
          <table:table-cell office:value-type="string">
            <text:p>HIGHBF1</text:p>
          </table:table-cell>
          <table:table-cell office:value-type="string">
            <text:p><text:s/>PDB2</text:p>
          </table:table-cell>
          <table:table-cell office:value-type="string">
            <text:p>CMPX?</text:p>
          </table:table-cell>
          <table:table-cell office:value-type="string">
            <text:p>CLASS2</text:p>
          </table:table-cell>
          <table:table-cell office:value-type="string">
            <text:p>METHOD2</text:p>
          </table:table-cell>
          <table:table-cell office:value-type="string">
            <text:p>RESOL2</text:p>
          </table:table-cell>
          <table:table-cell table:style-name="Default" office:value-type="string">
            <text:p>RFAC2</text:p>
          </table:table-cell>
          <table:table-cell office:value-type="string">
            <text:p>LOWBF2</text:p>
          </table:table-cell>
          <table:table-cell office:value-type="string">
            <text:p>HIGHBF2</text:p>
          </table:table-cell>
          <table:table-cell office:value-type="string">
            <text:p><text:s/>CA-RMS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nca</text:p>
          </table:table-cell>
          <table:table-cell office:value-type="string">
            <text:p>Y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50A</text:p>
          </table:table-cell>
          <table:table-cell office:value-type="percentage" office:value="0.191">
            <text:p>19.10%</text:p>
          </table:table-cell>
          <table:table-cell office:value-type="float" office:value="10.41">
            <text:p>10.41</text:p>
          </table:table-cell>
          <table:table-cell office:value-type="float" office:value="31.55">
            <text:p>31.55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0L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1.81">
            <text:p>21.81</text:p>
          </table:table-cell>
          <table:table-cell office:value-type="float" office:value="71.93">
            <text:p>71.9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ncc</text:p>
          </table:table-cell>
          <table:table-cell office:value-type="string">
            <text:p>Y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50A</text:p>
          </table:table-cell>
          <table:table-cell office:value-type="percentage" office:value="0.212">
            <text:p>21.20%</text:p>
          </table:table-cell>
          <table:table-cell office:value-type="float" office:value="11.28">
            <text:p>11.28</text:p>
          </table:table-cell>
          <table:table-cell office:value-type="float" office:value="29.21">
            <text:p>29.21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0L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1.81">
            <text:p>21.81</text:p>
          </table:table-cell>
          <table:table-cell office:value-type="float" office:value="71.93">
            <text:p>71.93</text:p>
          </table:table-cell>
          <table:table-cell office:value-type="float" office:value="2.14">
            <text:p>2.14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ncb</text:p>
          </table:table-cell>
          <table:table-cell office:value-type="string">
            <text:p>Y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50A</text:p>
          </table:table-cell>
          <table:table-cell office:value-type="percentage" office:value="0.165">
            <text:p>16.50%</text:p>
          </table:table-cell>
          <table:table-cell office:value-type="float" office:value="10.92">
            <text:p>10.92</text:p>
          </table:table-cell>
          <table:table-cell office:value-type="float" office:value="34.37">
            <text:p>34.37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0L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1.81">
            <text:p>21.81</text:p>
          </table:table-cell>
          <table:table-cell office:value-type="float" office:value="71.93">
            <text:p>71.93</text:p>
          </table:table-cell>
          <table:table-cell office:value-type="float" office:value="2.05">
            <text:p>2.05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gaf</text:p>
          </table:table-cell>
          <table:table-cell office:value-type="string">
            <text:p>N</text:p>
          </table:table-cell>
          <table:table-cell office:value-type="string">
            <text:p>10W</text:p>
          </table:table-cell>
          <table:table-cell office:value-type="string">
            <text:p>crystal</text:p>
          </table:table-cell>
          <table:table-cell office:value-type="string">
            <text:p>1.95A</text:p>
          </table:table-cell>
          <table:table-cell office:value-type="percentage" office:value="0.244">
            <text:p>24.40%</text:p>
          </table:table-cell>
          <table:table-cell office:value-type="float" office:value="7.79">
            <text:p>7.79</text:p>
          </table:table-cell>
          <table:table-cell office:value-type="float" office:value="84.91">
            <text:p>84.91</text:p>
          </table:table-cell>
          <table:table-cell office:value-type="string">
            <text:p>2rcs</text:p>
          </table:table-cell>
          <table:table-cell office:value-type="string">
            <text:p>N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1">
            <text:p>21.00%</text:p>
          </table:table-cell>
          <table:table-cell office:value-type="float" office:value="7.66">
            <text:p>7.66</text:p>
          </table:table-cell>
          <table:table-cell office:value-type="float" office:value="32.02">
            <text:p>32.02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L24-L34</text:p>
          </table:table-cell>
          <table:table-cell office:value-type="string">
            <text:p>1cly</text:p>
          </table:table-cell>
          <table:table-cell office:value-type="string">
            <text:p>N</text:p>
          </table:table-cell>
          <table:table-cell office:value-type="string">
            <text:p>16E</text:p>
          </table:table-cell>
          <table:table-cell office:value-type="string">
            <text:p>crystal</text:p>
          </table:table-cell>
          <table:table-cell office:value-type="string">
            <text:p>2.50A</text:p>
          </table:table-cell>
          <table:table-cell office:value-type="percentage" office:value="0.238">
            <text:p>23.80%</text:p>
          </table:table-cell>
          <table:table-cell office:value-type="float" office:value="17.35">
            <text:p>17.35</text:p>
          </table:table-cell>
          <table:table-cell office:value-type="float" office:value="78.1">
            <text:p>78.1</text:p>
          </table:table-cell>
          <table:table-cell office:value-type="string">
            <text:p>1ucb</text:p>
          </table:table-cell>
          <table:table-cell office:value-type="string">
            <text:p>N</text:p>
          </table:table-cell>
          <table:table-cell office:value-type="string">
            <text:p>16H</text:p>
          </table:table-cell>
          <table:table-cell office:value-type="string">
            <text:p>crystal</text:p>
          </table:table-cell>
          <table:table-cell office:value-type="string">
            <text:p>2.50A</text:p>
          </table:table-cell>
          <table:table-cell office:value-type="percentage" office:value="0.2">
            <text:p>20.00%</text:p>
          </table:table-cell>
          <table:table-cell office:value-type="float" office:value="14.15">
            <text:p>14.15</text:p>
          </table:table-cell>
          <table:table-cell office:value-type="float" office:value="69.83">
            <text:p>69.83</text:p>
          </table:table-cell>
          <table:table-cell office:value-type="float" office:value="2.81">
            <text:p>2.81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string">
            <text:p>L49-L56</text:p>
          </table:table-cell>
          <table:table-cell office:value-type="string">
            <text:p>6fab</text:p>
          </table:table-cell>
          <table:table-cell office:value-type="string">
            <text:p>N</text:p>
          </table:table-cell>
          <table:table-cell office:value-type="string">
            <text:p>7B</text:p>
          </table:table-cell>
          <table:table-cell office:value-type="string">
            <text:p>crystal</text:p>
          </table:table-cell>
          <table:table-cell office:value-type="string">
            <text:p>1.90A</text:p>
          </table:table-cell>
          <table:table-cell office:value-type="percentage" office:value="0.209">
            <text:p>20.90%</text:p>
          </table:table-cell>
          <table:table-cell office:value-type="float" office:value="11.19">
            <text:p>11.19</text:p>
          </table:table-cell>
          <table:table-cell office:value-type="float" office:value="20.91">
            <text:p>20.91</text:p>
          </table:table-cell>
          <table:table-cell office:value-type="string">
            <text:p>1jfq</text:p>
          </table:table-cell>
          <table:table-cell office:value-type="string">
            <text:p>N</text:p>
          </table:table-cell>
          <table:table-cell office:value-type="string">
            <text:p>7A</text:p>
          </table:table-cell>
          <table:table-cell office:value-type="string">
            <text:p>crystal</text:p>
          </table:table-cell>
          <table:table-cell office:value-type="string">
            <text:p>1.90A</text:p>
          </table:table-cell>
          <table:table-cell office:value-type="percentage" office:value="0.196">
            <text:p>19.60%</text:p>
          </table:table-cell>
          <table:table-cell office:value-type="float" office:value="6.31">
            <text:p>6.31</text:p>
          </table:table-cell>
          <table:table-cell office:value-type="float" office:value="18.04">
            <text:p>18.04</text:p>
          </table:table-cell>
          <table:table-cell office:value-type="float" office:value="2.05">
            <text:p>2.05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tqb</text:p>
          </table:table-cell>
          <table:table-cell office:value-type="string">
            <text:p>Y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55A</text:p>
          </table:table-cell>
          <table:table-cell office:value-type="percentage" office:value="0.214">
            <text:p>21.40%</text:p>
          </table:table-cell>
          <table:table-cell office:value-type="float" office:value="30.19">
            <text:p>30.19</text:p>
          </table:table-cell>
          <table:table-cell office:value-type="float" office:value="46.32">
            <text:p>46.32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0L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1.81">
            <text:p>21.81</text:p>
          </table:table-cell>
          <table:table-cell office:value-type="float" office:value="71.93">
            <text:p>71.93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2brr</text:p>
          </table:table-cell>
          <table:table-cell office:value-type="string">
            <text:p>Y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1.95A</text:p>
          </table:table-cell>
          <table:table-cell office:value-type="percentage" office:value="0.2">
            <text:p>20.00%</text:p>
          </table:table-cell>
          <table:table-cell office:value-type="float" office:value="17.35">
            <text:p>17.35</text:p>
          </table:table-cell>
          <table:table-cell office:value-type="float" office:value="25.08">
            <text:p>25.08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0L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1.81">
            <text:p>21.81</text:p>
          </table:table-cell>
          <table:table-cell office:value-type="float" office:value="71.93">
            <text:p>71.93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tpx</text:p>
          </table:table-cell>
          <table:table-cell office:value-type="string">
            <text:p>Y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56A</text:p>
          </table:table-cell>
          <table:table-cell office:value-type="percentage" office:value="0.22">
            <text:p>22.00%</text:p>
          </table:table-cell>
          <table:table-cell office:value-type="float" office:value="24.87">
            <text:p>24.87</text:p>
          </table:table-cell>
          <table:table-cell office:value-type="float" office:value="38.95">
            <text:p>38.95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0L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1.81">
            <text:p>21.81</text:p>
          </table:table-cell>
          <table:table-cell office:value-type="float" office:value="71.93">
            <text:p>71.93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H50-H58</text:p>
          </table:table-cell>
          <table:table-cell office:value-type="string">
            <text:p>1d5i</text:p>
          </table:table-cell>
          <table:table-cell office:value-type="string">
            <text:p>N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16">
            <text:p>21.60%</text:p>
          </table:table-cell>
          <table:table-cell office:value-type="float" office:value="29.66">
            <text:p>29.66</text:p>
          </table:table-cell>
          <table:table-cell office:value-type="float" office:value="49.34">
            <text:p>49.34</text:p>
          </table:table-cell>
          <table:table-cell office:value-type="string">
            <text:p>1d6v</text:p>
          </table:table-cell>
          <table:table-cell office:value-type="string">
            <text:p>N</text:p>
          </table:table-cell>
          <table:table-cell office:value-type="string">
            <text:p>10J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24">
            <text:p>22.40%</text:p>
          </table:table-cell>
          <table:table-cell office:value-type="float" office:value="17.42">
            <text:p>17.42</text:p>
          </table:table-cell>
          <table:table-cell office:value-type="float" office:value="55.23">
            <text:p>55.23</text:p>
          </table:table-cell>
          <table:table-cell office:value-type="float" office:value="1.57">
            <text:p>1.57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H50-H58</text:p>
          </table:table-cell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1.70A</text:p>
          </table:table-cell>
          <table:table-cell office:value-type="percentage" office:value="0.195">
            <text:p>19.50%</text:p>
          </table:table-cell>
          <table:table-cell office:value-type="float" office:value="14.61">
            <text:p>14.61</text:p>
          </table:table-cell>
          <table:table-cell office:value-type="float" office:value="29.52">
            <text:p>29.52</text:p>
          </table:table-cell>
          <table:table-cell office:value-type="string">
            <text:p>1d6v</text:p>
          </table:table-cell>
          <table:table-cell office:value-type="string">
            <text:p>N</text:p>
          </table:table-cell>
          <table:table-cell office:value-type="string">
            <text:p>10J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24">
            <text:p>22.40%</text:p>
          </table:table-cell>
          <table:table-cell office:value-type="float" office:value="17.42">
            <text:p>17.42</text:p>
          </table:table-cell>
          <table:table-cell office:value-type="float" office:value="55.23">
            <text:p>55.23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H50-H58</text:p>
          </table:table-cell>
          <table:table-cell office:value-type="string">
            <text:p>3hi6</text:p>
          </table:table-cell>
          <table:table-cell office:value-type="string">
            <text:p>Y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2.30A</text:p>
          </table:table-cell>
          <table:table-cell office:value-type="percentage" office:value="0.173">
            <text:p>17.30%</text:p>
          </table:table-cell>
          <table:table-cell office:value-type="float" office:value="14.6">
            <text:p>14.6</text:p>
          </table:table-cell>
          <table:table-cell office:value-type="float" office:value="27.22">
            <text:p>27.22</text:p>
          </table:table-cell>
          <table:table-cell office:value-type="string">
            <text:p>3hi5</text:p>
          </table:table-cell>
          <table:table-cell office:value-type="string">
            <text:p>N</text:p>
          </table:table-cell>
          <table:table-cell office:value-type="string">
            <text:p>10B</text:p>
          </table:table-cell>
          <table:table-cell office:value-type="string">
            <text:p>crystal</text:p>
          </table:table-cell>
          <table:table-cell office:value-type="string">
            <text:p>2.50A</text:p>
          </table:table-cell>
          <table:table-cell office:value-type="percentage" office:value="0.236">
            <text:p>23.60%</text:p>
          </table:table-cell>
          <table:table-cell office:value-type="float" office:value="26.7">
            <text:p>26.7</text:p>
          </table:table-cell>
          <table:table-cell office:value-type="float" office:value="31.87">
            <text:p>31.87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H50-H58</text:p>
          </table:table-cell>
          <table:table-cell office:value-type="string">
            <text:p>1bql</text:p>
          </table:table-cell>
          <table:table-cell office:value-type="string">
            <text:p>Y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2.60A</text:p>
          </table:table-cell>
          <table:table-cell office:value-type="percentage" office:value="0.191">
            <text:p>19.10%</text:p>
          </table:table-cell>
          <table:table-cell office:value-type="float" office:value="3.42">
            <text:p>3.42</text:p>
          </table:table-cell>
          <table:table-cell office:value-type="float" office:value="17.34">
            <text:p>17.34</text:p>
          </table:table-cell>
          <table:table-cell office:value-type="string">
            <text:p>1d6v</text:p>
          </table:table-cell>
          <table:table-cell office:value-type="string">
            <text:p>N</text:p>
          </table:table-cell>
          <table:table-cell office:value-type="string">
            <text:p>10J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24">
            <text:p>22.40%</text:p>
          </table:table-cell>
          <table:table-cell office:value-type="float" office:value="17.42">
            <text:p>17.42</text:p>
          </table:table-cell>
          <table:table-cell office:value-type="float" office:value="55.23">
            <text:p>55.23</text:p>
          </table:table-cell>
          <table:table-cell office:value-type="float" office:value="1.67">
            <text:p>1.67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2hkf</text:p>
          </table:table-cell>
          <table:table-cell office:value-type="string">
            <text:p>Y</text:p>
          </table:table-cell>
          <table:table-cell office:value-type="string">
            <text:p>10X</text:p>
          </table:table-cell>
          <table:table-cell office:value-type="string">
            <text:p>crystal</text:p>
          </table:table-cell>
          <table:table-cell office:value-type="string">
            <text:p>2.01A</text:p>
          </table:table-cell>
          <table:table-cell office:value-type="percentage" office:value="0.179">
            <text:p>17.90%</text:p>
          </table:table-cell>
          <table:table-cell office:value-type="float" office:value="4.69">
            <text:p>4.69</text:p>
          </table:table-cell>
          <table:table-cell office:value-type="float" office:value="19.12">
            <text:p>19.12</text:p>
          </table:table-cell>
          <table:table-cell office:value-type="string">
            <text:p>2hkh</text:p>
          </table:table-cell>
          <table:table-cell office:value-type="string">
            <text:p>N</text:p>
          </table:table-cell>
          <table:table-cell office:value-type="string">
            <text:p>10F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4">
            <text:p>22.40%</text:p>
          </table:table-cell>
          <table:table-cell office:value-type="float" office:value="27.81">
            <text:p>27.81</text:p>
          </table:table-cell>
          <table:table-cell office:value-type="float" office:value="53.67">
            <text:p>53.67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H23-H35</text:p>
          </table:table-cell>
          <table:table-cell office:value-type="string">
            <text:p>1aj7</text:p>
          </table:table-cell>
          <table:table-cell office:value-type="string">
            <text:p>N</text:p>
          </table:table-cell>
          <table:table-cell office:value-type="string">
            <text:p>10Q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17">
            <text:p>21.70%</text:p>
          </table:table-cell>
          <table:table-cell office:value-type="float" office:value="8.45">
            <text:p>8.45</text:p>
          </table:table-cell>
          <table:table-cell office:value-type="float" office:value="57.68">
            <text:p>57.68</text:p>
          </table:table-cell>
          <table:table-cell office:value-type="string">
            <text:p>2rcs</text:p>
          </table:table-cell>
          <table:table-cell office:value-type="string">
            <text:p>N</text:p>
          </table:table-cell>
          <table:table-cell office:value-type="string">
            <text:p>10A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1">
            <text:p>21.00%</text:p>
          </table:table-cell>
          <table:table-cell office:value-type="float" office:value="7.66">
            <text:p>7.66</text:p>
          </table:table-cell>
          <table:table-cell office:value-type="float" office:value="32.02">
            <text:p>32.0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L24-L34</text:p>
          </table:table-cell>
          <table:table-cell office:value-type="string">
            <text:p>1nbv</text:p>
          </table:table-cell>
          <table:table-cell office:value-type="string">
            <text:p>N</text:p>
          </table:table-cell>
          <table:table-cell office:value-type="string">
            <text:p>16B</text:p>
          </table:table-cell>
          <table:table-cell office:value-type="string">
            <text:p>crystal</text:p>
          </table:table-cell>
          <table:table-cell office:value-type="string">
            <text:p>2.00A</text:p>
          </table:table-cell>
          <table:table-cell office:value-type="percentage" office:value="0.246">
            <text:p>24.60%</text:p>
          </table:table-cell>
          <table:table-cell office:value-type="float" office:value="13.47">
            <text:p>13.47</text:p>
          </table:table-cell>
          <table:table-cell office:value-type="float" office:value="16.3">
            <text:p>16.3</text:p>
          </table:table-cell>
          <table:table-cell office:value-type="string">
            <text:p>1a4j</text:p>
          </table:table-cell>
          <table:table-cell office:value-type="string">
            <text:p>N</text:p>
          </table:table-cell>
          <table:table-cell office:value-type="string">
            <text:p>16A</text:p>
          </table:table-cell>
          <table:table-cell office:value-type="string">
            <text:p>crystal</text:p>
          </table:table-cell>
          <table:table-cell office:value-type="string">
            <text:p>2.10A</text:p>
          </table:table-cell>
          <table:table-cell office:value-type="percentage" office:value="0.229">
            <text:p>22.90%</text:p>
          </table:table-cell>
          <table:table-cell office:value-type="float" office:value="27.59">
            <text:p>27.59</text:p>
          </table:table-cell>
          <table:table-cell office:value-type="float" office:value="56.89">
            <text:p>56.89</text:p>
          </table:table-cell>
          <table:table-cell office:value-type="float" office:value="1.33">
            <text:p>1.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16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document-statistic meta:table-count="1" meta:cell-count="323" meta:object-count="0"/>
  </office:meta>
</office:document-meta>
</file>